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T3" style:parent-style-name="DefaultParagraphFont" style:family="text">
      <style:text-properties style:text-position="super 63.6%"/>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paragraph-properties fo:break-before="page"/>
      <style:text-properties fo:hyphenate="true"/>
    </style:style>
    <style:style style:name="P7" style:parent-style-name="Normal" style:family="paragraph">
      <style:paragraph-properties fo:break-before="page"/>
      <style:text-properties fo:hyphenate="true"/>
    </style:style>
    <style:style style:name="P8" style:parent-style-name="Normal" style:family="paragraph">
      <style:paragraph-properties fo:break-before="page"/>
      <style:text-properties fo:hyphenate="true"/>
    </style:style>
    <style:style style:name="P9" style:parent-style-name="Normal" style:family="paragraph">
      <style:paragraph-properties fo:break-before="page"/>
    </style:style>
  </office:automatic-styles>
  <office:body>
    <office:text text:use-soft-page-breaks="true">
      <text:p text:style-name="P1">Assembly Tutorial Lesson #13</text:p>
      <text:p text:style-name="Subtitle">PSG Sound</text:p>
      <text:p text:style-name="Normal">[Title slide]</text:p>
      <text:p text:style-name="Normal">Hi there! This is Matt Heffernan. Welcome back to my channel. This is the thirteenth<text:s/>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o far learning some basics of display control and graphics with the VERA display adapter. In this episode, we are going to explore the programmable sound generator, or PSG, that is also part of VERA. You can use it to render sound by writing data to VERA’s so-called Video RAM just like you would to display<text:s/>text or create graphics.</text:p>
      <text:p text:style-name="Normal">The PSG was added to the VERA as a substitute for the old SID chip that came with the Commodore 64 and had similar capabilities. However, they do not work the same, and the VRAM interface is very different from any sound hardware ever. In this lesson we will see how to control the PSG channels to create music, sound effects, or whatever weird in-between thing you want to hear.</text:p>
      <text:p text:style-name="Normal">[Cut to slide 2 – VRAM map]</text:p>
      <text:p text:style-name="Normal">Let’s take a look at the VERA VRAM map. The green part is the actual video RAM<text:s/>that you can use how you want, and you can see here the darker green parts that the X16 is using by default on startup. In earlier videos, we have also written to the Palette, which you can see is separated from the rest of the video RAM and colored orange. In between is the VRAM address space of the PSG registers. These have been mapped to VRAM because, as you can see here, these registers take up 64 bytes and the VERA just doesn’t have the capacity to map that to the CPU I/O RAM like it does for the other<text:s/>registers we’ve used to configure the display. So everything we do with the PSG is going to require writing to VRAM, and by default all the channels are turned off and don’t have valid settings until you write to them the first time.</text:p>
      <text:p text:style-name="Normal"/>
      <text:soft-page-break/>
      <text:p text:style-name="P2">[Cut to slide 3 – PSG registers]</text:p>
      <text:p text:style-name="Normal">As there are 16 PSG channels and 64 bytes in the PSG VRAM segment, that means there are 4 bytes of VRAM dedicated to each PSG channel. Each byte is effectively a register, with the first two for each channel for setting the frequency of the wave you want to output. This is, of course, a little-endian value, with the low byte of the value followed by the high byte. Taken together, this 16-bit value is not simply a Hertz value. Instead, it is a scale based on the PSG’s 48.8kHz sample rate, so the<text:s/>value you write needs to be the frequency multiplied by 2 to the 17<text:span text:style-name="T3">th</text:span><text:s/>power and then divided by the sample rate. This means Middle C, which is about 261.6 Hz, can be specified by writing 702 across these registers. That’s as close as you can get, as this<text:s/>calculation makes your step size about 0.373 Hz. The PSG doesn’t have perfect pitch, but it gets you close enough for any note of musical value.</text:p>
      <text:p text:style-name="Normal">The next register in the third byte lets you specify which speakers to output the wave and the volume. That’s right, the PSG has stereo output, and the top two bits enable output to the right and left speakers. The lower 6 bytes are for the volume, with zero turning off the channel and 63 turning it up to the loudest level.</text:p>
      <text:p text:style-name="Normal">Finally, the fourth byte is the waveform<text:s/>shape register, with the upper two bits specifying which type of waveform it’s going to be. If you specify zero for a square pulse wave, you can also use the lower 6 bits to specify a pulse width. A value of 63 gets you an even 50% duty cycle, and going down to zero gets you the smallest possible pulse width.</text:p>
      <text:p text:style-name="Normal">If you specify 1 in the upper two bits, that will be a sawtooth wave, 2 gets you a triangle wave, and setting both bits for a 3 gets you noise rather than a geometirc wave. The pulse width is ignored for these other three waveforms, so it doesn’t matter how you set the lower 6 bits if either of the upper 2 bits are set.</text:p>
      <text:p text:style-name="Normal">Each channel’s 4 registers come right after the last channel’s, filling up the 64-byte VRAM segment. You can read these registers, too,<text:s/>but be aware that they will contain random values at startup and the PSG will ignore them until you actually write to them. After that, you will be able to read the values that you wrote earlier.</text:p>
      <text:p text:style-name="P4"/>
      <text:soft-page-break/>
      <text:p text:style-name="Normal">[Cut to slide 4 – waveforms]</text:p>
      <text:p text:style-name="Normal">So we’ve seen how to specify waveforms, but what does that mean? A pulse wave simply switches between high and low states at the specified frequency. A 50% duty cycle means that it is in the high state 50% of the time, equal to the low state. Lower duty cycles make the high pulses narrower, so a 25% duty cycle will be high for only a only a quarter of each cycle, meaning it will stay low three times longer. This affects the character of the sound that you hear, introducing additional frequencies. Of course, a square pulse wave like this isn’t a sine wave, so there’s no such thing as a pure tone for pulse waves.<text:s/>If you ever used an old PC without a soundcard, you are already familiar with<text:s/>the sound of<text:s/>pulse waves, as that was<text:s/>what the simple PC Speaker used.</text:p>
      <text:p text:style-name="Normal">The other waveforms have no concept of duty cycle; they are constantly changing the level of the output. A sawtooth wave increases constantly, going from the lowest to the highest level at a constant rate throughout the cycle. Then it goes immediately back to the lowest level for the<text:s/>beginning of the next cycle. This creates very different tone from a pulse wave, with more evenly distributed frequencies, but has a similar volume at the same amplitude.<text:s/>It makes a more sci-fi kind of sound, like a cartoon laser blast.</text:p>
      <text:p text:style-name="Normal">A triangle wave changes level at twice the rate of sawtooth waves, and goes both up and down, making each cycle symmetrical. This is as close as the PSG can get to a sine wave, but due to its shape has a lower effective volume at the same amplitude. Because of its perceived smoothness, triangle waves are good for<text:s/>effects like humming and woodwind instruments. However, when mixing with pulse and sawtooth waves, you will need to have a higher relative volume to better balance the channels, otherwise the triangle wave can be easily drowned out.</text:p>
      <text:p text:style-name="Normal">Finally, noise waves aren’t really waves at all, but pseudo-random noise generation, with a dominant frequency. So, adjusting the frequency of a noise channel will change the perceived pitch of the noise, but of course there are many jumbled frequencies that are less dominant in the output. The PSG noise sounds like radio static and works well for explosions where you can slide the frequency to mimic a Doppler effect, or use it in short bursts to add texture to percussive instruments.</text:p>
      <text:p text:style-name="P5"/>
      <text:soft-page-break/>
      <text:p text:style-name="Normal">[Cut to slide 5 – programming]</text:p>
      <text:p text:style-name="Normal">Writing to the PSG registers is exactly like writing video data to VRAM, and to illustrate this we have a case study that will specify four different waveforms for the first four PSG channels. This will require 16 successive VRAM writes formatted to the register specifications we saw earlier. For channel zero we want a pulse wave at 1 kHz with a 25% duty cycle and three-quarter volume. This means a frequency value of hex 0A7C, a pulse width value of 32, and a volume value of 48. The code for that will be in red. Then we have sawtooth, triangle and noise waves, each with their own parameters you can see here, and with color codes matching the bullets with the corresponding code. So let’s go right into the assembly code.</text:p>
      <text:p text:style-name="Normal">We start by defining some values we are going to use multiple times, including the VERA data port 0 address mapped to CPU memory, and the VRAM address for the beginning of the PSG registers.<text:s/>Then we setup data port zero by writing a zero to the VERA control register, then writing the PSG VRAM address to the address registers with a stride value of 1 so that we write to every successive byte without skipping any.<text:s/>With the data port set to the first byte, we start the red code by writing the frequency value for channel 0, low byte first, then the high byte, as the value is stored as little-endian. Hex 7C then 0A gives us hex 0A7C or decimal 2,684.<text:s/>That will output a frequency of about 999.9 Hz, which is as close as we are getting to 1 KHz.<text:s/>Then we write to the volume register by loading A with hex C0 (which enables both right and left speaker output) OR’d with 48 to get three-quarter volume, then store it to the next byte of VRAM. Finally, we get to the fourth byte for our waveform shape, which we want to make a pulse by keeping the upper two bits clear, then setting our pulse width to 32 to get a 25% duty cycle. We show this by ORing zero with 32 to show each part of the byte, but in practice you can just write the pulse width and know that you will be getting a pulse wave by keeping the value at 63 or lower.</text:p>
      <text:p text:style-name="Normal">Moving on to the green code, we configure channel 1, starting with a frequency value of hex 053E, stored as little-endian, to get something close to 500 Hz.<text:s/>Then we set the volume register by starting with hex 80 to enable output to only the right speaker and OR that with 32 to get approximately half the maximum volume, which would be 63.<text:s/>Then we specify a sawtooth wave by setting the fourth byte to hex 40, and leave the lower six bits clear as we don’t need a pulse width value.</text:p>
      <text:p text:style-name="Normal">In the blue code we setup channel 2 with hex 14F8 for the frequency, which will get us about 2 kHz. Then we maximize output to both speakers by setting both of the upper two bits with a value of hex C0 OR’d with 63 to get the loudest volume, effectively a value of hex FF or all bits set. We want that maximum loudness because we are going to be putting out a triangle wave, which we specify by writing hex 80 to the fourth register.</text:p>
      <text:p text:style-name="Normal">Finally,<text:s/>we get to the brown code where we first set a frequency value of hex 29F0, or about 4 kHz for channel 3.<text:s/>We then set the volume register with hex 40 to output to only the left speaker<text:s/>and OR that with 16 to get one quarter of the maximum volume. All that’s left is to write hex C0 to the last byte to specify a noise waveform type, and now we’ll have a little bit of high-frequency noise coming out of the left. And that’s all you need to get 4 simultaneous channels putting out sound, but that’s not the end of the story. Of course, you are going to want to insert timing, and modify these settings when it’s needed. We’ll see how that works in our example program.</text:p>
      <text:p text:style-name="P6"/>
      <text:soft-page-break/>
      <text:p text:style-name="Normal">[Cut to slide 6 – example]</text:p>
      <text:p text:style-name="Normal">To put all of this to the test, we can just play back a simple program, playing different waveforms over a specific amount of time. Another goal is to hear exactly how these waveforms sound at known frequencies and other settings.<text:s/>To not muddy the waters, we’ll play one waveform at a time, changing the registers for just channel zero throughout our execution. We’ll start with playing a pulse wave at Middle C start sweeping its frequency up for 2 seconds and then back down again for another 2 seconds, when we get back to Middle C. Then we’ll sweep the pulse width from a full 50% down to the minimum and back again to hear how that sounds. Then, still at Middle C, we do three more frequency sweeps with a sawtooth, triangle, and noise waves, all in that order. We’ll do all of this at maximum volume to best hear each waveform, and then just return to BASIC after the demo is complete.</text:p>
      <text:p text:style-name="Normal">As an extra program, we’ll also see how you can use the PSG to make a virtual piano, but first, let’s go through our demo code.</text:p>
      <text:p text:style-name="Normal">[Cut to Atom<text:s/>– zoomed to 25 lines]</text:p>
      <text:p text:style-name="Normal">We start with the regular segment preamble, then the VERA register addresses that we need, including the<text:s/>Interrupt Enable<text:s/>register and the value we want to write to it to enable only VSYNC interrupts for our timing.<text:s/>After that we need to define only one VRAM address for the beginning of the PSG registers, then some constants for values we are going to write to the frequency registers to initialize to middle C then a step value for changing the frequency between VSYNC cycles. We’ll go with 20 which means that our frequency will sweep at effectively 447 Hz per second.</text:p>
      <text:p text:style-name="Normal">[scroll to start]</text:p>
      <text:p text:style-name="Normal">That’s all we need to define as constants and we don’t need any global variables, so we go right to start, which we are still jumping to even though it will effectively come right after the jump. It’s nice to keep templates like this so that in case I did need to add some data storage I don’t have to make sure and add the jump back in at the top. We can just let those three bytes of code sit there, nobody else is going to notice. The first thing we need to do is to initialize channel zero, so we want to setup data port zero to start with the first PSG register and use a stride of 1 to write to each of the first four bytes. Then we write the Middle C frequency value to the frequency registers as little-endian. We’ll go ahead and start playing the wave right away by setting the volume register to hex FF which will blast it out to both speakers as loud as possible. Then we specify a pulse wave with 50% duty cycle by writing hex 3F to the fourth byte.</text:p>
      <text:p text:style-name="Normal">Now we want to enable the VSYNC interrupt by setting that bit in the Interrupt Enable register and leaving the rest clear, which means that we can assume that each IRQ is going to be for VSYNC as long as we aren’t messing with the keyboard or anything else. And even if we do get another kind of IRQ, it’s not going to matter for this demo, as we’re guaranteed that pretty much all of them will be VSYNC and we don’t need to worry about critical precision or timing.</text:p>
      <text:p text:style-name="Normal">Then we call our slide_freq subroutine which will do our timed frequency sliding, returning when the frequency slides all the way up and down. We’ll see how that is written shortly.</text:p>
      <text:p text:style-name="P7"/>
      <text:soft-page-break/>
      <text:p text:style-name="Normal">[Scroll to slide PW]</text:p>
      <text:p text:style-name="Normal">Now we want to slide the pulse width down and up, so we need to define a special loop for only that, so we’ll put that right in-line with our main program.<text:s/>We need to reinitialize data port zero to go back to the waveform shape register of channel zero, with a stride of zero so that the port will always be reading and writing from the same VRAM address, staying with this one register. Then we go right into our first loop. For each iteration, we want to let a couple VSYNCs go by before changing the pulse width, so we do two WAI instructions, which should let about a thirtieth of a second go by before decrementing the pulse width value by just doing a DEC on data port zero. Since we have a stride of zero we can do this and know that once we have decremented it down to zero, meaning the minimum pulse width, we will stop branching back to the top of the loop. Then we fall right into our second loop where we wait for two more VSYNC cycles then increment the pulse width. Doing a subsequent load will get the current pulse width into A, where we can see if we’re back up to 63, or a full 50% duty cycle. We keep looping until that happens and then we fall right into our next step, which is to switch to a sawtooth wave. Since data port zero is still fixed on the waveform shape register, we can just write to it one more time with hex<text:s/>40 and we’ll immediately start putting out a sawtooth wave at Middle C.</text:p>
      <text:p text:style-name="Normal">[scroll to slide<text:s/>sawtooth]</text:p>
      <text:p text:style-name="Normal">Now we can just call slide_freq again and let the frequency slide up and down, and the waveform should stay in the sawtooth shape. Then we need to change the shape to triangle, but after the call to slide_freq we need to reset data port zero to go back to the waveform shape register. Once there, we can write hex 80 for a Triangle wave and that will immediately start playing at Middle C. Then we go right into another call to slide_freq to slide it up and back down again. We’ll expect this sweep to be much quieter because the triangle waveform will be playing at the same volume as the previous waveforms.</text:p>
      <text:p text:style-name="Normal">[scroll to slide noise]</text:p>
      <text:p text:style-name="Normal">Then we do the same thing for noise, resetting data port 0 and writing in hex C0 for the wave shape. This will immediately start playing noise that is roughly centered around Middle C.<text:s/>Then we call slide_freq<text:s/>one more time to make the frequency go up and back down to where we started.</text:p>
      <text:p text:style-name="Normal">And that’s all we want this program to do, so before we return to BASIC we want to turn off the sound so that the noise doesn’t accompany the rest of our computing. We do this by setting up data port zero to go right to the volume register, which we then zero out to turn the channel off completely. Since we never turned on any other channels, we should be back to silence and we can return to BASIC safely.</text:p>
      <text:p text:style-name="Normal">[scroll to slide_freq]</text:p>
      <text:p text:style-name="Normal">For the slide_freq subroutine, we want to use both VERA data ports to be able to change the both frequency registers without having to reset the address between iterations. So we set port zero to the low byte and port one to the high byte and use strides of zero for both so that the addresses don’t change. Before the first loop, we initialize X to be 120 as a loop index and go right in.<text:s/></text:p>
      <text:p text:style-name="P8"/>
      <text:soft-page-break/>
      <text:p text:style-name="Normal">[scroll to @up_loop]</text:p>
      <text:p text:style-name="Normal">Each iteration, we wait for one VSYNC cycle, then add our step value to the frequency by doing a 16-bit addition, followed by decrementing X. We keep looping for each cycle until X gets down to zero and we fall to re-initializing X to 120 for the second loop. There, we wait for the next VSYNC cycle then subtract our step value from the frequency and decrement X until it gets back down to zero. Then we fall out of the second loop and we can return.</text:p>
      <text:p text:style-name="Normal">And that’s it for the code. Of course, we have a build script [switch tab]<text:s/>where we build this example into PSG.PRG. Then you see we have another line to build the piano program we saw back on the last slide. We’ll see that in action soon, but first let’s run this script and see how both programs work.</text:p>
      <text:p text:style-name="Normal">[cut to terminal]</text:p>
      <text:p text:style-name="Normal">So let’s run build.sh… then we’ll do a directory listing and see both PSG.PRG and PIANO.PRG. So we’re ready to start the emulator… and maximize it to see what we got.</text:p>
      <text:p text:style-name="Normal">[cut to emulator – full screen]</text:p>
      <text:p text:style-name="Normal">Ok, let’s LOAD “PSG.PRG” and RUN it.<text:s/></text:p>
      <text:p text:style-name="Normal">[switch to monitor audio, run program, back to microphone]</text:p>
      <text:p text:style-name="Normal">So as we just heard, our program went through five sweeps, starting with the pulse wave doing a frequency sweep, followed by a pulse width sweep. Then frequency sweeps of the sawtooth, triangle and noise waveforms. Let’s run it one more time and listen for those transitions.</text:p>
      <text:p text:style-name="Normal">[switch to monitor audio, run program, back to microphone]</text:p>
      <text:p text:style-name="Normal">As you can hear, the changing the frequency and pulse width of a pulse wave creates very different results. The sawtooth wave is definitely distinct from the pulse wave, the triangle wave is smooth and quiet, then the noise sounds like you are speeding past an explosion. You can play with those settings in the program by adding some other register writes or starting with a different frequency from Middle C and trying different step rates. Lots of stuff to play with there, including composing music out of a series of VRAM writes and VSYNC waits. But if we want to get right into playing live music, we can try out the piano program.</text:p>
      <text:p text:style-name="Normal">Let’s LOAD “PIANO.PRG” and RUN it. Now we have a nice, friendly looking one-octave keyboard with some buttons, all made with PETSCII graphics. You will find the code for this in the repo right in the Lesson13 subdirectory alongside the PSG demo we just went through. If you want to see a walkthrough of the code, join my Patreon using the link in the description and get access to an exclusive video where I go through the whole thing and you can learn even more about how to manage timing, the keyboard interface, and the PSG to make it all work together.</text:p>
      <text:p text:style-name="Normal">For now, take a look at those buttons across the top. We can see that the 1 is highlighted red, which indicates our current waveform is Pulse. This piano actually can use up to four channels at once, each using a different waveform but the same frequency, so you can select which waveforms you want by toggling them by using the number keys 1 through 4.</text:p>
      <text:soft-page-break/>
      <text:p text:style-name="P9">[Start loading and running<text:s/>PATREON.PRG]</text:p>
      <text:p text:style-name="Normal">If you don’t want to miss any episodes in the future, make sure you subscribe to my channel and click the bell to get notified when they come out. If this episode taught you anything, please click the Like button, and if you have any<text:s/>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3-04T14:31:00Z</meta:creation-date>
    <dc:date>2021-03-24T21:31:00Z</dc:date>
    <meta:template xlink:href="Normal.dotm" xlink:type="simple"/>
    <meta:editing-cycles>167</meta:editing-cycles>
    <meta:editing-duration>PT77280S</meta:editing-duration>
    <meta:document-statistic meta:page-count="8" meta:paragraph-count="41" meta:word-count="3124" meta:character-count="20894" meta:row-count="148" meta:non-whitespace-character-count="17811"/>
  </office:meta>
</office:document-meta>
</file>